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izona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4.1" calcext:value-type="float">
            <text:p>4.1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lanta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ltimore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3.4" calcext:value-type="float">
            <text:p>3.4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ffalo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rolina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4.7" calcext:value-type="float">
            <text:p>4.7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ncinnati</text:p>
          </table:table-cell>
          <table:table-cell office:value-type="float" office:value="5.4" calcext:value-type="float">
            <text:p>5.4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1" calcext:value-type="float">
            <text:p>6.1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  <table:table-cell office:value-type="float" office:value="7.1" calcext:value-type="float">
            <text:p>7.1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troit</text:p>
          </table:table-cell>
          <table:table-cell office:value-type="float" office:value="5.7" calcext:value-type="float">
            <text:p>5.7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float" office:value="5.9" calcext:value-type="float">
            <text:p>5.9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5.7" calcext:value-type="float">
            <text:p>5.7</text:p>
          </table:table-cell>
          <table:table-cell office:value-type="float" office:value="6.1" calcext:value-type="float">
            <text:p>6.1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uston</text:p>
          </table:table-cell>
          <table:table-cell office:value-type="float" office:value="5.1" calcext:value-type="float">
            <text:p>5.1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ianapolis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cksonville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nsas City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nnesota</text:p>
          </table:table-cell>
          <table:table-cell office:value-type="float" office:value="5.4" calcext:value-type="float">
            <text:p>5.4</text:p>
          </table:table-cell>
          <table:table-cell office:value-type="float" office:value="5.7" calcext:value-type="float">
            <text:p>5.7</text:p>
          </table:table-cell>
          <table:table-cell office:value-type="float" office:value="6.2" calcext:value-type="float">
            <text:p>6.2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England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5.7" calcext:value-type="float">
            <text:p>5.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Orleans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Y Gian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Y Jet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akland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iladelphia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float" office:value="4.5" calcext:value-type="float">
            <text:p>4.5</text:p>
          </table:table-cell>
          <table:table-cell office:value-type="float" office:value="5.8" calcext:value-type="float">
            <text:p>5.8</text:p>
          </table:table-cell>
          <table:table-cell office:value-type="float" office:value="6.7" calcext:value-type="float">
            <text:p>6.7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ttsburgh</text:p>
          </table:table-cell>
          <table:table-cell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 Diego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office:value-type="float" office:value="6.2" calcext:value-type="float">
            <text:p>6.2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 Francisco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attle</text:p>
          </table:table-cell>
          <table:table-cell office:value-type="float" office:value="5.5" calcext:value-type="float">
            <text:p>5.5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 Louis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pa Bay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nessee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shington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